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8449" officeooo:paragraph-rsid="001a8449"/>
    </style:style>
    <style:style style:name="P2" style:family="paragraph" style:parent-style-name="Title">
      <style:text-properties officeooo:rsid="001a8449" officeooo:paragraph-rsid="001a8449"/>
    </style:style>
    <style:style style:name="P3" style:family="paragraph" style:parent-style-name="Standard">
      <style:text-properties officeooo:rsid="000dce57" officeooo:paragraph-rsid="001a8449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1a8449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1c98bf"/>
    </style:style>
    <style:style style:name="P6" style:family="paragraph" style:parent-style-name="Standard">
      <style:paragraph-properties fo:margin-top="0cm" fo:margin-bottom="0cm" loext:contextual-spacing="false" fo:break-before="page"/>
      <style:text-properties officeooo:paragraph-rsid="001a8449"/>
    </style:style>
    <style:style style:name="P7" style:family="paragraph" style:parent-style-name="Standard">
      <style:paragraph-properties fo:break-before="page"/>
      <style:text-properties officeooo:rsid="000dce57" officeooo:paragraph-rsid="001a8449"/>
    </style:style>
    <style:style style:name="P8" style:family="paragraph" style:parent-style-name="Text_20_body">
      <style:text-properties officeooo:rsid="001f187a" officeooo:paragraph-rsid="001f187a"/>
    </style:style>
    <style:style style:name="P9" style:family="paragraph" style:parent-style-name="Text_20_body">
      <style:text-properties officeooo:rsid="001f187a" officeooo:paragraph-rsid="001f6c3a"/>
    </style:style>
    <style:style style:name="P10" style:family="paragraph" style:parent-style-name="Text_20_body">
      <style:text-properties officeooo:rsid="001a8449" officeooo:paragraph-rsid="001a8449"/>
    </style:style>
    <style:style style:name="P11" style:family="paragraph" style:parent-style-name="Text_20_body">
      <style:paragraph-properties fo:break-before="page"/>
      <style:text-properties officeooo:rsid="001a8449" officeooo:paragraph-rsid="001a8449"/>
    </style:style>
    <style:style style:name="P12" style:family="paragraph" style:parent-style-name="Text_20_body">
      <style:paragraph-properties fo:break-before="page"/>
      <style:text-properties officeooo:rsid="001f187a" officeooo:paragraph-rsid="001f187a"/>
    </style:style>
    <style:style style:name="P13" style:family="paragraph" style:parent-style-name="Heading_20_1">
      <style:text-properties officeooo:rsid="001a8449" officeooo:paragraph-rsid="001a8449"/>
    </style:style>
    <style:style style:name="P14" style:family="paragraph" style:parent-style-name="Heading_20_1">
      <style:text-properties officeooo:rsid="001d6ff9" officeooo:paragraph-rsid="001d6ff9"/>
    </style:style>
    <style:style style:name="P15" style:family="paragraph" style:parent-style-name="Heading_20_2">
      <style:text-properties officeooo:rsid="001a8449" officeooo:paragraph-rsid="001a8449"/>
    </style:style>
    <style:style style:name="P16" style:family="paragraph" style:parent-style-name="Heading_20_2">
      <style:text-properties officeooo:rsid="001d6ff9" officeooo:paragraph-rsid="001d6ff9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a8449"/>
    </style:style>
    <style:style style:name="T2" style:family="text">
      <style:text-properties officeooo:rsid="000ec71f"/>
    </style:style>
    <style:style style:name="T3" style:family="text">
      <style:text-properties officeooo:rsid="001f6c3a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ções dos procedimentos do projeto “Ficha Limpa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7"><text:a xlink:type="simple" xlink:href="#__RefHeading___Toc247_1271828314" text:style-name="Index_20_Link" text:visited-style-name="Index_20_Link">1Tempo<text:tab/>2</text:a></text:p>
          <text:p text:style-name="P18"><text:a xlink:type="simple" xlink:href="#__RefHeading___Toc249_1271828314" text:style-name="Index_20_Link" text:visited-style-name="Index_20_Link">1.1EAP<text:tab/>2</text:a></text:p>
          <text:p text:style-name="P18"><text:a xlink:type="simple" xlink:href="#__RefHeading___Toc251_1271828314" text:style-name="Index_20_Link" text:visited-style-name="Index_20_Link">1.2Ciclo de Vida<text:tab/>2</text:a></text:p>
          <text:p text:style-name="P17"><text:a xlink:type="simple" xlink:href="#__RefHeading___Toc253_1271828314" text:style-name="Index_20_Link" text:visited-style-name="Index_20_Link">2Custos<text:tab/>2</text:a></text:p>
          <text:p text:style-name="P18"><text:a xlink:type="simple" xlink:href="#__RefHeading___Toc255_1271828314" text:style-name="Index_20_Link" text:visited-style-name="Index_20_Link">2.1Especificação das unidades de tempo utilizadas no planejamento<text:tab/>2</text:a></text:p>
          <text:p text:style-name="P18"><text:a xlink:type="simple" xlink:href="#__RefHeading___Toc257_1271828314" text:style-name="Index_20_Link" text:visited-style-name="Index_20_Link">2.2Aquisição<text:tab/>2</text:a></text:p>
          <text:p text:style-name="P17"><text:a xlink:type="simple" xlink:href="#__RefHeading___Toc259_1271828314" text:style-name="Index_20_Link" text:visited-style-name="Index_20_Link">3Monitoramento<text:tab/>2</text:a></text:p>
          <text:p text:style-name="P17"><text:a xlink:type="simple" xlink:href="#__RefHeading___Toc261_1271828314" text:style-name="Index_20_Link" text:visited-style-name="Index_20_Link">4Comunicação<text:tab/>3</text:a></text:p>
          <text:p text:style-name="P18"><text:a xlink:type="simple" xlink:href="#__RefHeading___Toc263_1271828314" text:style-name="Index_20_Link" text:visited-style-name="Index_20_Link">4.1Plano de comunicação<text:tab/>3</text:a></text:p>
        </text:index-body>
      </text:table-of-content>
      <text:p text:style-name="P1"/>
      <text:p text:style-name="P11"/>
      <text:h text:style-name="P13" text:outline-level="1"><text:bookmark-start text:name="__RefHeading___Toc247_1271828314"/>Tempo<text:bookmark-end text:name="__RefHeading___Toc247_1271828314"/></text:h>
      <text:h text:style-name="P15" text:outline-level="2"><text:bookmark-start text:name="__RefHeading___Toc249_1271828314"/>EAP<text:bookmark-end text:name="__RefHeading___Toc249_1271828314"/></text:h>
      <text:p text:style-name="P1">O nosso projeto foi dividido em fases, cada qual com seus entregáveis, pois este modelo permite uma verificação mais precisa se em uma determinada fase foi realizado o que é necessário para a continuação do projeto.</text:p>
      <text:h text:style-name="P15" text:outline-level="2"><text:bookmark-start text:name="__RefHeading___Toc251_1271828314"/>Ciclo de Vida<text:bookmark-end text:name="__RefHeading___Toc251_1271828314"/></text:h>
      <text:p text:style-name="P5">Escolhemos o ciclo de vida parecido com o Cascata, no entanto a mudança feita neste modelo, foi o controle de cada fase, por meio de <text:span text:style-name="T2">atividades de <text:s/>monitoramento – reuniões, análises de qualidade e revisões de marco. Estas atividades de monitoramento tem a autoridade de realizar as ações necessárias à correção de possíveis problemas</text:span>. <text:span text:style-name="T2">Esta metodologia foi escolhida</text:span> <text:span text:style-name="T2">u</text:span>ma vez que, o projeto será realizado em um curto período de tempo. Além disso, a equipe domina a tecnologia e o escopo é bem definido, isto é, possui metas bem estabelecidas.</text:p>
      <text:p text:style-name="P4"/>
      <text:p text:style-name="P6"/>
      <text:h text:style-name="P13" text:outline-level="1"><text:bookmark-start text:name="__RefHeading___Toc253_1271828314"/>Custos<text:bookmark-end text:name="__RefHeading___Toc253_1271828314"/></text:h>
      <text:h text:style-name="P15" text:outline-level="2"><text:bookmark-start text:name="__RefHeading___Toc255_1271828314"/>Especificação das unidades de tempo utilizadas no planejamento<text:bookmark-end text:name="__RefHeading___Toc255_1271828314"/></text:h>
      <text:p text:style-name="P1">O cronograma foi montado em dias, já o custo do projeto foi medido em custo/horas de cada recurso em cada atividade de cada fase. Para a conversão de dias para horas, foi definido que cada recurso poderá trabalhar no máximo 8 horas por dia. Além de que em cada mês foi considerado um período fixo de 22 dias trabalhados. </text:p>
      <text:h text:style-name="P15" text:outline-level="2"><text:bookmark-start text:name="__RefHeading___Toc257_1271828314"/>Aquisição<text:bookmark-end text:name="__RefHeading___Toc257_1271828314"/></text:h>
      <text:p text:style-name="P3"><text:span text:style-name="T1">Em nosso</text:span> projeto, Ficha Limpa, não há necessidade de aquisição, pois o mesmo dispõem de todos os recursos humanos necessários para sua finalização.</text:p>
      <text:p text:style-name="P7"/>
      <text:h text:style-name="P14" text:outline-level="1"><text:bookmark-start text:name="__RefHeading___Toc259_1271828314"/>Monitoramento<text:bookmark-end text:name="__RefHeading___Toc259_1271828314"/></text:h>
      <text:p text:style-name="P8">O monitoramento ocorre de três formas em nosso projeto: reuniões, análises de qualidade e revisões de marco.</text:p>
      <text:p text:style-name="P8">Cada reunião de monitoramento é realizada a cada 15 dias com todos os recursos humanos do projeto, seguindo um determinado template.</text:p>
      <text:p text:style-name="P8">Em nosso projeto há fases que são realizadas em menos de 15 dias. Nestas fases, são realizadas apenas as atividade de análise de qualidade e revisão de marco, como atividades de monitoramento. Entretanto nas fases de planejamento e encerramento (realizadas em menos de 15) ocorrem reuniões <text:s/>equivalentes às reuniões de monitoramento, a Reunião de Abertura e a Validação do Produto Final, respectivamente.</text:p>
      <text:p text:style-name="P12"/>
      <text:h text:style-name="P14" text:outline-level="1"><text:bookmark-start text:name="__RefHeading___Toc261_1271828314"/>Comunicação<text:bookmark-end text:name="__RefHeading___Toc261_1271828314"/></text:h>
      <text:h text:style-name="P16" text:outline-level="2"><text:bookmark-start text:name="__RefHeading___Toc263_1271828314"/>Plano de comunicação<text:bookmark-end text:name="__RefHeading___Toc263_1271828314"/></text:h>
      <text:p text:style-name="P9"><text:span text:style-name="T3">O tipo de comunicação que será utilizada no projeto são a troca de e-mails.</text:span></text:p>
      <text:p text:style-name="P9"><text:span text:style-name="T3">Além de que, d</text:span>epois de cada atividade de monitoramento as partes interessadas (stakeholders) são notificadas, com resumos dos resultados por meio de e-mails. Além de que todos os documentos do planejamento são versionados a cada edição, por meio de um sistema de controle de versão. <text:span text:style-name="T3">Este versionamento de documentos está disponível a todas as partes diretamente envolvidas no projeto, por meio de um repositóri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>
        <style:tab-stops/>
      </style:paragraph-properties>
      <style:text-properties fo:font-size="16pt" fo:font-weight="bold" fo:background-color="transparent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1:43:23.597537738</meta:creation-date>
    <meta:editing-duration>PT13M43S</meta:editing-duration>
    <meta:editing-cycles>6</meta:editing-cycles>
    <meta:generator>LibreOffice/5.1.6.2$Linux_X86_64 LibreOffice_project/10m0$Build-2</meta:generator>
    <dc:date>2018-04-10T22:10:57.109789014</dc:date>
    <meta:document-statistic meta:table-count="0" meta:image-count="0" meta:object-count="0" meta:page-count="5" meta:paragraph-count="29" meta:word-count="451" meta:character-count="2760" meta:non-whitespace-character-count="2343"/>
  </office:meta>
</office:document-meta>
</file>